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Courier 10 Pitch" svg:font-family="'Courier 10 Pitch'" style:font-pitch="fixed"/>
    <style:font-face style:name="LMTypewriterVarWd10" svg:font-family="LMTypewriterVarWd10" style:font-family-generic="modern" style:font-pitch="variable"/>
    <style:font-face style:name="Bitstream Charter" svg:font-family="'Bitstream Charter'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rebuchet MS" svg:font-family="'Trebuchet M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au1" style:family="table">
      <style:table-properties style:width="18.888cm" table:align="margins"/>
    </style:style>
    <style:style style:name="Tableau1.A" style:family="table-column">
      <style:table-column-properties style:column-width="9.444cm" style:rel-column-width="32767*"/>
    </style:style>
    <style:style style:name="Tableau1.B" style:family="table-column">
      <style:table-column-properties style:column-width="9.444cm" style:rel-column-width="32768*"/>
    </style:style>
    <style:style style:name="Tableau1.1" style:family="table-row">
      <style:table-row-properties style:min-row-height="0.736cm"/>
    </style:style>
    <style:style style:name="Tableau1.A1" style:family="table-cell">
      <style:table-cell-properties style:vertical-align="" fo:padding="0.097cm" fo:border="none"/>
    </style:style>
    <style:style style:name="Tableau1.2" style:family="table-row">
      <style:table-row-properties style:min-row-height="1.254cm"/>
    </style:style>
    <style:style style:name="Tableau1.A2" style:family="table-cell">
      <style:table-cell-properties style:vertical-align="middle" fo:padding="0.097cm" fo:border-left="none" fo:border-right="none" fo:border-top="0.002cm solid #000000" fo:border-bottom="none"/>
    </style:style>
    <style:style style:name="Tableau2" style:family="table">
      <style:table-properties style:width="18.888cm" fo:margin-left="0cm" fo:margin-right="0cm" table:align="margins"/>
    </style:style>
    <style:style style:name="Tableau2.A" style:family="table-column">
      <style:table-column-properties style:column-width="1.886cm" style:rel-column-width="6542*"/>
    </style:style>
    <style:style style:name="Tableau2.B" style:family="table-column">
      <style:table-column-properties style:column-width="17.002cm" style:rel-column-width="58993*"/>
    </style:style>
    <style:style style:name="Tableau2.1" style:family="table-row">
      <style:table-row-properties style:min-row-height="2.94cm"/>
    </style:style>
    <style:style style:name="Tableau2.A1" style:family="table-cell">
      <style:table-cell-properties style:vertical-align="middle" fo:padding="0.097cm" fo:border="none"/>
    </style:style>
    <style:style style:name="Tableau2.B1" style:family="table-cell">
      <style:table-cell-properties fo:padding="0.097cm" fo:border="none"/>
    </style:style>
    <style:style style:name="Tableau2.2" style:family="table-row">
      <style:table-row-properties style:min-row-height="3.699cm"/>
    </style:style>
    <style:style style:name="Tableau2.3" style:family="table-row">
      <style:table-row-properties style:min-row-height="1.826cm"/>
    </style:style>
    <style:style style:name="Tableau2.A3" style:family="table-cell">
      <style:table-cell-properties style:vertical-align="" fo:padding="0.097cm" fo:border="none"/>
    </style:style>
    <style:style style:name="Tableau2.4" style:family="table-row">
      <style:table-row-properties style:min-row-height="1.983cm"/>
    </style:style>
    <style:style style:name="Tableau2.5" style:family="table-row">
      <style:table-row-properties style:min-row-height="2.378cm"/>
    </style:style>
    <style:style style:name="Table1" style:family="table">
      <style:table-properties style:width="16.81cm" table:align="margins"/>
    </style:style>
    <style:style style:name="Table1.A" style:family="table-column">
      <style:table-column-properties style:column-width="16.81cm" style:rel-column-width="65535*"/>
    </style:style>
    <style:style style:name="Table1.A1" style:family="table-cell">
      <style:table-cell-properties fo:padding="0.097cm" fo:border-left="0.002cm solid #333333" fo:border-right="none" fo:border-top="none" fo:border-bottom="none"/>
    </style:style>
    <style:style style:name="Table2" style:family="table">
      <style:table-properties style:width="16.81cm" table:align="margins"/>
    </style:style>
    <style:style style:name="Table2.A" style:family="table-column">
      <style:table-column-properties style:column-width="16.81cm" style:rel-column-width="65535*"/>
    </style:style>
    <style:style style:name="Table2.A1" style:family="table-cell">
      <style:table-cell-properties fo:padding="0.097cm" fo:border-left="0.002cm solid #333333" fo:border-right="none" fo:border-top="none" fo:border-bottom="none"/>
    </style:style>
    <style:style style:name="Table3" style:family="table">
      <style:table-properties style:width="16.81cm" table:align="margins"/>
    </style:style>
    <style:style style:name="Table3.A" style:family="table-column">
      <style:table-column-properties style:column-width="16.81cm" style:rel-column-width="65535*"/>
    </style:style>
    <style:style style:name="Table3.A1" style:family="table-cell">
      <style:table-cell-properties fo:padding="0.097cm" fo:border-left="0.002cm solid #000000" fo:border-right="none" fo:border-top="none" fo:border-bottom="none"/>
    </style:style>
    <style:style style:name="Table4" style:family="table">
      <style:table-properties style:width="16.81cm" table:align="margins"/>
    </style:style>
    <style:style style:name="Table4.A" style:family="table-column">
      <style:table-column-properties style:column-width="16.81cm" style:rel-column-width="65535*"/>
    </style:style>
    <style:style style:name="Table4.A1" style:family="table-cell">
      <style:table-cell-properties fo:padding="0.097cm" fo:border-left="0.002cm solid #333333" fo:border-right="none" fo:border-top="none" fo:border-bottom="none"/>
    </style:style>
    <style:style style:name="Table5" style:family="table">
      <style:table-properties style:width="16.81cm" table:align="margins"/>
    </style:style>
    <style:style style:name="Table5.A" style:family="table-column">
      <style:table-column-properties style:column-width="16.81cm" style:rel-column-width="65535*"/>
    </style:style>
    <style:style style:name="Table5.A1" style:family="table-cell">
      <style:table-cell-properties fo:padding="0.097cm" fo:border-left="0.002cm solid #333333" fo:border-right="none" fo:border-top="none" fo:border-bottom="none"/>
    </style:style>
    <style:style style:name="Tableau5" style:family="table">
      <style:table-properties style:width="16.81cm" table:align="margins"/>
    </style:style>
    <style:style style:name="Tableau5.A" style:family="table-column">
      <style:table-column-properties style:column-width="16.81cm" style:rel-column-width="65535*"/>
    </style:style>
    <style:style style:name="Tableau5.A1" style:family="table-cell">
      <style:table-cell-properties fo:padding="0.097cm" fo:border-left="0.002cm solid #333333" fo:border-right="none" fo:border-top="none" fo:border-bottom="none"/>
    </style:style>
    <style:style style:name="Tableau3" style:family="table">
      <style:table-properties style:width="18.888cm" table:align="margins"/>
    </style:style>
    <style:style style:name="Tableau3.A" style:family="table-column">
      <style:table-column-properties style:column-width="1.91cm" style:rel-column-width="6628*"/>
    </style:style>
    <style:style style:name="Tableau3.B" style:family="table-column">
      <style:table-column-properties style:column-width="16.977cm" style:rel-column-width="58907*"/>
    </style:style>
    <style:style style:name="Tableau3.A1" style:family="table-cell">
      <style:table-cell-properties style:vertical-align="" fo:padding="0.097cm" fo:border="none"/>
    </style:style>
    <style:style style:name="Tableau3.B1" style:family="table-cell">
      <style:table-cell-properties fo:padding="0.097cm" fo:border="none"/>
    </style:style>
    <style:style style:name="Tableau3.3" style:family="table-row">
      <style:table-row-properties style:min-row-height="0.69cm"/>
    </style:style>
    <style:style style:name="Tableau3.A4" style:family="table-cell" style:data-style-name="N0">
      <style:table-cell-properties style:vertical-align="" fo:padding="0.097cm" fo:border="none"/>
    </style:style>
    <style:style style:name="Tableau4" style:family="table">
      <style:table-properties style:width="18.888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4.A" style:family="table-column">
      <style:table-column-properties style:column-width="2.025cm" style:rel-column-width="7025*"/>
    </style:style>
    <style:style style:name="Tableau4.B" style:family="table-column">
      <style:table-column-properties style:column-width="16.863cm" style:rel-column-width="58510*"/>
    </style:style>
    <style:style style:name="Tableau4.1" style:family="table-row">
      <style:table-row-properties fo:background-color="transparent" style:keep-together="true" fo:keep-together="auto">
        <style:background-image/>
      </style:table-row-properties>
    </style:style>
    <style:style style:name="Tableau4.A1" style:family="table-cell" style:data-style-name="N0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A3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eau4.B3" style:family="table-cell">
      <style:table-cell-properties style:vertical-align="middle" fo:padding="0.097cm" fo:border="none"/>
    </style:style>
    <style:style style:name="Table7" style:family="table">
      <style:table-properties style:width="16.671cm" table:align="margins"/>
    </style:style>
    <style:style style:name="Table7.A" style:family="table-column">
      <style:table-column-properties style:column-width="16.671cm" style:rel-column-width="65535*"/>
    </style:style>
    <style:style style:name="Table7.A1" style:family="table-cell">
      <style:table-cell-properties fo:padding="0.097cm" fo:border-left="0.002cm solid #333333" fo:border-right="none" fo:border-top="none" fo:border-bottom="none"/>
    </style:style>
    <style:style style:name="P1" style:family="paragraph" style:parent-style-name="Table_20_Contents">
      <style:paragraph-properties fo:text-align="end" style:justify-single-word="false"/>
      <style:text-properties style:font-name="Trebuchet MS"/>
    </style:style>
    <style:style style:name="P2" style:family="paragraph" style:parent-style-name="Table_20_Contents">
      <style:paragraph-properties fo:text-align="end" style:justify-single-word="false"/>
      <style:text-properties style:font-name="Trebuchet MS" fo:font-size="11pt" style:font-size-asian="11pt" style:font-size-complex="11pt"/>
    </style:style>
    <style:style style:name="P3" style:family="paragraph" style:parent-style-name="Table_20_Contents">
      <style:paragraph-properties fo:text-align="center" style:justify-single-word="false"/>
      <style:text-properties style:font-name="Trebuchet MS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text-transform="uppercase" fo:font-size="14pt" style:font-size-asian="14pt" style:font-size-complex="14pt"/>
    </style:style>
    <style:style style:name="P5" style:family="paragraph" style:parent-style-name="Standard">
      <style:text-properties style:font-name="Bitstream Charter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text-properties style:font-name="Bitstream Charter" fo:font-size="11pt" fo:font-style="normal" style:font-size-asian="11pt" style:font-style-asian="normal" style:font-size-complex="11pt" style:font-style-complex="normal"/>
    </style:style>
    <style:style style:name="P7" style:family="paragraph" style:parent-style-name="Standard">
      <style:text-properties fo:font-variant="normal" fo:text-transform="none" style:font-name="Bitstream Charte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8" style:family="paragraph" style:parent-style-name="Standard">
      <style:text-properties fo:font-variant="normal" fo:text-transform="none" style:font-name="Bitstream Charter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>
      <style:text-properties fo:font-variant="normal" fo:text-transform="none" style:font-name="Bitstream Charter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Standard">
      <style:text-properties fo:font-size="12pt" style:font-size-asian="12pt" style:font-size-complex="12pt"/>
    </style:style>
    <style:style style:name="P11" style:family="paragraph" style:parent-style-name="Standard">
      <style:text-properties fo:font-style="normal" style:font-style-asian="normal" style:font-style-complex="normal"/>
    </style:style>
    <style:style style:name="P12" style:family="paragraph" style:parent-style-name="Standard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3" style:family="paragraph" style:parent-style-name="Standard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P14" style:family="paragraph" style:parent-style-name="Standard">
      <style:paragraph-properties fo:margin-left="0cm" fo:margin-right="0.432cm" fo:margin-top="0cm" fo:margin-bottom="0cm" style:line-height-at-least="0.176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fo:letter-spacing="-0.009cm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5" style:family="paragraph" style:parent-style-name="Standard">
      <style:paragraph-properties fo:margin-left="0cm" fo:margin-right="0.432cm" fo:margin-top="0cm" fo:margin-bottom="0cm" style:line-height-at-least="0.176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fo:letter-spacing="-0.009cm" style:text-underline-style="solid" style:text-underline-width="auto" style:text-underline-color="font-color" fo:font-weight="bold" style:font-size-asian="16pt" style:font-weight-asian="bold" style:font-size-complex="16pt" style:font-style-complex="italic" style:font-weight-complex="bold"/>
    </style:style>
    <style:style style:name="P16" style:family="paragraph" style:parent-style-name="Standard">
      <style:paragraph-properties fo:margin-left="0cm" fo:margin-right="0.432cm" fo:margin-top="0cm" fo:margin-bottom="0cm" style:line-height-at-least="0.176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7" style:family="paragraph" style:parent-style-name="Réussite">
      <style:paragraph-properties fo:margin-left="0cm" fo:margin-right="0.432cm" fo:text-align="center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DejaVu Serif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18" style:family="paragraph" style:parent-style-name="Réussite">
      <style:paragraph-properties fo:margin-left="0cm" fo:margin-right="0.432cm" fo:text-align="center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LMTypewriterVarWd10" fo:font-size="11pt" style:font-size-asian="11pt" style:font-size-complex="11pt"/>
    </style:style>
    <style:style style:name="P19" style:family="paragraph" style:parent-style-name="Réussite">
      <style:paragraph-properties fo:margin-left="0cm" fo:margin-right="0.432cm" fo:text-align="center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LMTypewriterVarWd10" fo:font-size="10pt" style:font-size-asian="10pt" style:font-size-complex="10pt"/>
    </style:style>
    <style:style style:name="P20" style:family="paragraph" style:parent-style-name="Réussite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</style:style>
    <style:style style:name="P21" style:family="paragraph" style:parent-style-name="Standard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style:font-name="Trebuchet MS" fo:font-size="11pt" fo:font-weight="bold" style:font-size-asian="11pt" style:font-weight-asian="bold" style:font-size-complex="11pt" style:font-weight-complex="bold"/>
    </style:style>
    <style:style style:name="P22" style:family="paragraph" style:parent-style-name="Standard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style:font-name="Trebuchet MS"/>
    </style:style>
    <style:style style:name="P23" style:family="paragraph" style:parent-style-name="Standard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</style:style>
    <style:style style:name="P24" style:family="paragraph" style:parent-style-name="Standard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fo:font-variant="normal" fo:text-transform="none" style:font-name="Trebuchet MS" fo:font-size="11pt" style:font-size-asian="11pt" style:font-size-complex="11pt"/>
    </style:style>
    <style:style style:name="P25" style:family="paragraph" style:parent-style-name="Réussite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fo:font-variant="normal" fo:text-transform="none" style:font-name="DejaVu Serif" fo:font-size="11pt" fo:letter-spacing="-0.009cm" fo:font-weight="bold" style:font-size-asian="11pt" style:font-weight-asian="bold" style:font-size-complex="11pt" style:font-weight-complex="bold"/>
    </style:style>
    <style:style style:name="P26" style:family="paragraph" style:parent-style-name="Adresse_20_2">
      <style:paragraph-properties fo:margin-top="0cm" fo:margin-bottom="0cm" fo:line-height="100%" fo:text-align="start" style:justify-single-word="false" style:snap-to-layout-grid="false"/>
      <style:text-properties style:font-name="Trebuchet MS"/>
    </style:style>
    <style:style style:name="P27" style:family="paragraph" style:parent-style-name="Adresse_20_2">
      <style:paragraph-properties fo:margin-top="0cm" fo:margin-bottom="0cm" fo:line-height="100%" fo:text-align="start" style:justify-single-word="false" style:snap-to-layout-grid="false"/>
      <style:text-properties style:font-name="Trebuchet MS" fo:font-size="11pt" style:font-size-asian="11pt" style:font-size-complex="11pt"/>
    </style:style>
    <style:style style:name="P28" style:family="paragraph" style:parent-style-name="Réussite">
      <style:paragraph-properties fo:margin-left="0cm" fo:margin-right="0.021cm" fo:margin-top="0cm" fo:margin-bottom="0cm" style:line-height-at-least="0.176cm" fo:text-align="start" style:justify-single-word="false" fo:text-indent="0cm" style:auto-text-indent="false"/>
      <style:text-properties style:font-name="Trebuchet MS" fo:font-size="11pt" fo:font-weight="bold" style:font-size-asian="11pt" style:font-weight-asian="bold" style:font-size-complex="11pt"/>
    </style:style>
    <style:style style:name="P29" style:family="paragraph" style:parent-style-name="Standard">
      <style:text-properties style:font-name="Bitstream Charter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30" style:family="paragraph" style:parent-style-name="Standard">
      <style:text-properties style:font-name="Bitstream Charter" fo:font-size="11pt" fo:font-style="normal" style:font-size-asian="11pt" style:font-style-asian="normal" style:font-size-complex="11pt" style:font-style-complex="normal"/>
    </style:style>
    <style:style style:name="P31" style:family="paragraph" style:parent-style-name="Standard">
      <style:text-properties fo:font-variant="normal" fo:text-transform="none" style:font-name="Bitstream Charter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style:font-name="DejaVu Serif" fo:font-size="11pt" fo:font-weight="bold" style:font-size-asian="11pt" style:font-weight-asian="bold" style:font-size-complex="11pt" style:font-weight-complex="bold"/>
    </style:style>
    <style:style style:name="T5" style:family="text">
      <style:text-properties fo:font-variant="normal" fo:text-transform="none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6" style:family="text">
      <style:text-properties fo:font-variant="normal" fo:text-transform="none" fo:font-size="11pt" fo:letter-spacing="-0.009cm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7" style:family="text">
      <style:text-properties fo:font-variant="normal" fo:text-transform="none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8" style:family="text">
      <style:text-properties fo:font-variant="normal" fo:text-transform="none" style:font-name="Bitstream Charter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9" style:family="text">
      <style:text-properties fo:font-variant="normal" fo:text-transform="none" style:font-name="Bitstream Charte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0" style:family="text">
      <style:text-properties fo:font-variant="normal" fo:text-transform="none" style:font-name="Bitstream Charter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1" style:family="text">
      <style:text-properties fo:font-variant="normal" fo:text-transform="none" style:font-name="Bitstream Charter" fo:font-size="11pt" fo:font-weight="normal" style:font-size-asian="11pt" style:font-weight-asian="normal" style:font-size-complex="11pt" style:font-weight-complex="normal"/>
    </style:style>
    <style:style style:name="T12" style:family="text">
      <style:text-properties fo:font-variant="normal" fo:text-transform="none" style:font-name="Bitstream Charter" fo:font-size="11pt" fo:font-weight="bold" style:font-size-asian="11pt" style:font-weight-asian="bold" style:font-size-complex="11pt" style:font-weight-complex="bold"/>
    </style:style>
    <style:style style:name="T13" style:family="text">
      <style:text-properties fo:font-variant="normal" fo:text-transform="none" style:font-name="Bitstream Charter" fo:font-size="12pt" fo:letter-spacing="-0.009cm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4" style:family="text">
      <style:text-properties fo:font-variant="normal" fo:text-transform="none" style:font-name="Bitstream Charter" fo:font-size="12pt" fo:letter-spacing="-0.009cm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font-variant="normal" fo:text-transform="none" style:font-name="Bitstream Charter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6" style:family="text">
      <style:text-properties fo:font-variant="normal" fo:text-transform="none" style:font-name="Bitstream Charter" fo:letter-spacing="-0.009cm"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fo:font-variant="normal" fo:text-transform="none" style:font-name="DejaVu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8" style:family="text">
      <style:text-properties fo:font-variant="normal" fo:text-transform="none" fo:letter-spacing="-0.009cm" fo:font-weight="bold" style:font-weight-asian="bold" style:font-weight-complex="bold"/>
    </style:style>
    <style:style style:name="T19" style:family="text">
      <style:text-properties fo:font-variant="normal" fo:text-transform="none" fo:letter-spacing="-0.009cm"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fo:font-variant="normal" fo:text-transform="none" style:font-name="Trebuchet MS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21" style:family="text">
      <style:text-properties fo:font-variant="normal" fo:text-transform="none" style:font-name="Trebuchet MS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22" style:family="text">
      <style:text-properties fo:font-variant="normal" fo:text-transform="none" style:font-name="Trebuchet MS" fo:font-size="11pt" fo:font-weight="normal" style:font-size-asian="11pt" style:font-weight-asian="normal" style:font-size-complex="11pt" style:font-weight-complex="normal"/>
    </style:style>
    <style:style style:name="T23" style:family="text">
      <style:text-properties fo:font-variant="normal" fo:text-transform="none" fo:color="#0000ff" style:font-name="Courier 10 Pitch" fo:font-size="10pt" fo:language="zxx" fo:country="none" fo:font-style="italic" style:text-underline-style="solid" style:text-underline-width="auto" style:text-underline-color="font-color" fo:font-weight="normal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T24" style:family="text">
      <style:text-properties fo:font-variant="normal" fo:text-transform="none" fo:color="#0000ff" style:font-name="Bitstream Charter" fo:font-size="11pt" fo:language="zxx" fo:country="none" fo:font-style="italic" style:text-underline-style="solid" style:text-underline-width="auto" style:text-underline-color="font-color" fo:font-weight="normal" style:font-size-asian="11pt" style:language-asian="zxx" style:country-asian="none" style:font-style-asian="italic" style:font-weight-asian="normal" style:font-size-complex="11pt" style:language-complex="zxx" style:country-complex="none" style:font-style-complex="italic" style:font-weight-complex="normal"/>
    </style:style>
    <style:style style:name="T25" style:family="text">
      <style:text-properties fo:letter-spacing="-0.009cm"/>
    </style:style>
    <style:style style:name="T2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style:font-name="Bitstream Charter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29" style:family="text">
      <style:text-properties style:font-name="Bitstream Charter" fo:font-size="11pt" style:font-size-asian="11pt" style:font-size-complex="11pt"/>
    </style:style>
    <style:style style:name="T30" style:family="text">
      <style:text-properties style:font-name="Bitstream Charter" fo:font-size="11pt" fo:font-weight="bold" style:font-size-asian="11pt" style:font-weight-asian="bold" style:font-size-complex="11pt" style:font-weight-complex="bold"/>
    </style:style>
    <style:style style:name="T31" style:family="text">
      <style:text-properties style:font-name="Bitstream Charter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2" style:family="text">
      <style:text-properties style:font-name="Bitstream Charter" fo:font-size="12pt" fo:font-style="italic" style:font-size-asian="12pt" style:font-style-asian="italic" style:font-size-complex="12pt" style:font-style-complex="italic"/>
    </style:style>
    <style:style style:name="T33" style:family="text">
      <style:text-properties style:font-name="Bitstream Charter" fo:font-size="12pt" fo:letter-spacing="-0.009cm" fo:font-style="italic" style:font-size-asian="12pt" style:font-style-asian="italic" style:font-size-complex="12pt" style:font-style-complex="italic"/>
    </style:style>
    <style:style style:name="T34" style:family="text">
      <style:text-properties style:font-name="Bitstream Charter" fo:font-style="italic" style:font-style-asian="italic" style:font-style-complex="italic"/>
    </style:style>
    <style:style style:name="T35" style:family="text">
      <style:text-properties style:font-name="Bitstream Charter" fo:letter-spacing="-0.009cm" fo:font-style="italic" style:font-style-asian="italic" style:font-style-complex="italic"/>
    </style:style>
    <style:style style:name="T36" style:family="text">
      <style:text-properties style:text-position="super 58%" fo:font-size="10pt" style:font-size-asian="10pt" style:font-size-complex="10pt"/>
    </style:style>
    <style:style style:name="T37" style:family="text">
      <style:text-properties fo:color="#000000"/>
    </style:style>
    <style:style style:name="T38" style:family="text">
      <style:text-properties fo:color="#000000" style:font-name="Bitstream Charter" fo:font-style="italic" style:font-style-asian="italic" style:font-style-complex="italic"/>
    </style:style>
    <style:style style:name="T39" style:family="text">
      <style:text-properties fo:font-size="10pt" style:font-size-asian="10pt" style:font-size-complex="10pt"/>
    </style:style>
    <style:style style:name="T40" style:family="text">
      <style:text-properties fo:font-style="normal" style:font-style-asian="normal" style:font-style-complex="normal"/>
    </style:style>
    <style:style style:name="T41" style:family="text">
      <style:text-properties fo:font-size="12pt" style:font-size-asian="12pt" style:font-size-complex="12pt"/>
    </style:style>
    <style:style style:name="T42" style:family="text">
      <style:text-properties fo:color="#0000ff" style:font-name="Courier 10 Pitch" fo:font-size="11pt" style:font-size-asian="11pt" style:font-size-complex="11pt"/>
    </style:style>
    <style:style style:name="T43" style:family="text">
      <style:text-properties fo:color="#0000ff" style:font-name="Courier 10 Pitch" fo:font-size="10pt" fo:language="zxx" fo:country="none" fo:font-style="italic" style:text-underline-style="solid" style:text-underline-width="auto" style:text-underline-color="font-color" fo:font-weight="normal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T44" style:family="text">
      <style:text-properties fo:color="#0000ff" style:font-name="Courier 10 Pitch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columns-spanned="2" office:value-type="string">
            <text:p text:style-name="P3">Hassen DOGHMEN</text:p>
          </table:table-cell>
          <table:covered-table-cell/>
        </table:table-row>
        <table:table-row table:style-name="Tableau1.2">
          <table:table-cell table:style-name="Tableau1.A2" office:value-type="string">
            <text:p text:style-name="P27">9 rue Eugène Crétel</text:p>
            <text:p text:style-name="P27">91300 Massy, France</text:p>
            <text:p text:style-name="P26"/>
          </table:table-cell>
          <table:table-cell table:style-name="Tableau1.A2" office:value-type="string">
            <text:p text:style-name="P2">06.35.50.20.35</text:p>
            <text:p text:style-name="P1"><text:a xlink:type="simple" xlink:href="mailto:hassen.doghmen@gmail.com"><text:span text:style-name="T42">hassen.doghmen@gmail.com</text:span></text:a></text:p>
            <text:p text:style-name="P2">www.lri.fr/~doghmen</text:p>
          </table:table-cell>
        </table:table-row>
      </table:table>
      <text:p text:style-name="P3">Ingénieur Expert</text:p>
      <text:p text:style-name="P4"/>
      <text:p text:style-name="P12"><text:s text:c="58"/>Expérience Professionnelle</text:p>
      <text:p text:style-name="P12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9">Depuis Sept.</text:p>
            <text:p text:style-name="P19"><text:s/>2011</text:p>
          </table:table-cell>
          <table:table-cell table:style-name="Tableau2.B1" office:value-type="string">
            <text:p text:style-name="P5">Ingénieur Expert à INRIA Saclay-IDF, Équipe TAO <text:span text:style-name="T39">(Apprentissage et Optimisation)</text:span></text:p>
            <text:p text:style-name="Standard"><text:span text:style-name="T31">Développement collaboratif au sein du Projet Mash </text:span><text:span text:style-name="T28">(</text:span><text:a xlink:type="simple" xlink:href="http://mash-project.eu/"><text:span text:style-name="T44">http://mash-project.eu/</text:span></text:a><text:span text:style-name="T28">).</text:span></text:p>
            <table:table table:name="Table1" table:style-name="Table1">
              <table:table-column table:style-name="Table1.A"/>
              <table:table-row>
                <table:table-cell table:style-name="Table1.A1" office:value-type="string">
                  <text:p text:style-name="P6">Expérimentations et validations d'heuristiques/planificateurs générés en <text:span text:style-name="T3">Python</text:span> et codé en <text:span text:style-name="T3">C++</text:span>.</text:p>
                  <text:p text:style-name="P6">- En mode simulation: Test sur un simulateur 3D codé en <text:span text:style-name="T3">Java</text:span>.</text:p>
                  <text:p text:style-name="P6">- Test sur bras robot réel sur des tâches de planification à l'aide de <text:span text:style-name="T3">Scripts</text:span> sur <text:span text:style-name="T3">grille de calcul</text:span>.</text:p>
                </table:table-cell>
              </table:table-row>
            </table:table>
          </table:table-cell>
        </table:table-row>
        <table:table-row table:style-name="Tableau2.2">
          <table:table-cell table:style-name="Tableau2.A1" office:value-type="string">
            <text:p text:style-name="P19">2011</text:p>
            <text:p text:style-name="P19">- <text:s/></text:p>
            <text:p text:style-name="P19">2009</text:p>
          </table:table-cell>
          <table:table-cell table:style-name="Tableau2.B1" office:value-type="string">
            <text:p text:style-name="P5">Ingénieur en optimisation à INRIA Saclay-IDF, Équipe TAO <text:span text:style-name="T39">(Apprentissage et Optimisation)</text:span></text:p>
            <text:p text:style-name="P5">Recherches sur la classe d'algorithmes Monte Carlo Tree Search</text:p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6">- Planification grande dimension : Optimisation de la gestion de production électrique.</text:p>
                  <text:p text:style-name="P6">- Tuning des paramètres du programme joueur de Go <text:span text:style-name="T3">MoGo</text:span>.</text:p>
                  <text:p text:style-name="P6">- Expérimentations sur la parallélisation de l'algorithme Monte-Carlo Tree Search (<text:span text:style-name="T3">MPI</text:span>).</text:p>
                  <text:p text:style-name="P6">- Construction automatique des livres d'ouvertures pour MoGo(<text:span text:style-name="T3">C, Octave</text:span>).</text:p>
                  <text:p text:style-name="P8">- Tests de non régression, patches et correction de bugs (utilisant <text:span text:style-name="T3">DDD</text:span>).</text:p>
                </table:table-cell>
              </table:table-row>
            </table:table>
            <text:p text:style-name="P9"/>
          </table:table-cell>
        </table:table-row>
        <table:table-row table:style-name="Tableau2.3">
          <table:table-cell table:style-name="Tableau2.A3" office:value-type="string">
            <text:p text:style-name="P19">2010</text:p>
            <text:p text:style-name="P19">1 mois</text:p>
          </table:table-cell>
          <table:table-cell table:style-name="Tableau2.B1" office:value-type="string">
            <text:p text:style-name="Standard"><text:span text:style-name="T31">Mission au sein de OASE Lab </text:span><text:span text:style-name="T9">(Ontology Applications and Sotware Engineering)</text:span><text:span text:style-name="T15">, Taiwan </text:span></text:p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6">- Intégration de connaissances expertes dans le jeu de Go, Base de règles codée en <text:span text:style-name="T3">C++</text:span>/<text:span text:style-name="T3">Octave</text:span>. </text:p>
                  <text:p text:style-name="P6">- Installation d'un Mini-cluster pour expérimentions <text:span text:style-name="T3">MPI (ompi 1.4)</text:span>.</text:p>
                </table:table-cell>
              </table:table-row>
            </table:table>
          </table:table-cell>
        </table:table-row>
        <table:table-row table:style-name="Tableau2.4">
          <table:table-cell table:style-name="Tableau2.A3" office:value-type="string">
            <text:p text:style-name="P19">2009</text:p>
            <text:p text:style-name="P19">6 mois</text:p>
          </table:table-cell>
          <table:table-cell table:style-name="Tableau2.B1" office:value-type="string">
            <text:p text:style-name="Standard"><text:span text:style-name="T31">Thèse de Master,</text:span> <text:span text:style-name="T9">Laboratoire d'informatique de Paris 6, Équipe SoC, Paris - France</text:span></text:p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P6">Raffinement d'abstraction de composants matériels pour la vérification par model checking.</text:p>
                  <text:p text:style-name="P11"><text:span text:style-name="T29">Framework codé en </text:span><text:span text:style-name="T30">C/C++</text:span><text:span text:style-name="T29">,interfaçage avec la </text:span><text:span text:style-name="T30">librairie VIS</text:span><text:span text:style-name="T29"> et intégrant le solveur </text:span><text:span text:style-name="T30">zChaff</text:span><text:span text:style-name="T29">.</text:span></text:p>
                </table:table-cell>
              </table:table-row>
            </table:table>
          </table:table-cell>
        </table:table-row>
        <table:table-row table:style-name="Tableau2.5">
          <table:table-cell table:style-name="Tableau2.A3" office:value-type="string">
            <text:p text:style-name="P19">2008</text:p>
            <text:p text:style-name="P19">6 mois</text:p>
          </table:table-cell>
          <table:table-cell table:style-name="Tableau2.B1" office:value-type="string">
            <text:p text:style-name="Standard"><text:span text:style-name="T31">Thèse de maîtrise, </text:span><text:span text:style-name="T9">Centre d'enseignement à distance, Université de Carthage - Tunisie</text:span></text:p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P6">Système de gestion de e-learning : approche basée sur les métadonnées formelles pour <text:s/></text:p>
                  <text:p text:style-name="P11"><text:span text:style-name="T29">l'aide à l'apprentissage en ligne. Module d'apprentissage codé en </text:span><text:span text:style-name="T30">Php 4</text:span><text:span text:style-name="T29">, base de connaissances en </text:span><text:span text:style-name="T30">MySQL 4.0</text:span><text:span text:style-name="T29"> et intégré dans la plateforme </text:span><text:span text:style-name="T30">Moodle 1.0</text:span><text:span text:style-name="T29">. </text:span></text:p>
                </table:table-cell>
              </table:table-row>
            </table:table>
            <text:p text:style-name="Standard"/>
          </table:table-cell>
        </table:table-row>
        <table:table-row>
          <table:table-cell table:style-name="Tableau2.A3" office:value-type="string">
            <text:p text:style-name="P19">2008</text:p>
            <text:p text:style-name="P19">1 mois</text:p>
          </table:table-cell>
          <table:table-cell table:style-name="Tableau2.B1" office:value-type="string">
            <text:p text:style-name="Standard"><text:span text:style-name="T31">Formateur en C, INFO-LENGUA School, Bizerte, </text:span><text:span text:style-name="T9">Tunisie</text:span></text:p>
            <table:table table:name="Tableau5" table:style-name="Tableau5">
              <table:table-column table:style-name="Tableau5.A"/>
              <table:table-row>
                <table:table-cell table:style-name="Tableau5.A1" office:value-type="string">
                  <text:p text:style-name="P11"><text:span text:style-name="T29">Initiation au langage C : cours et travaux pratiques sous </text:span><text:span text:style-name="T30">Borland C++ 5.02</text:span><text:span text:style-name="T29">. </text:span></text:p>
                </table:table-cell>
              </table:table-row>
            </table:table>
            <text:p text:style-name="Standard"/>
          </table:table-cell>
        </table:table-row>
      </table:table>
      <text:p text:style-name="P12"/>
      <text:p text:style-name="P12"><text:s text:c="84"/>Études</text:p>
      <text:p text:style-name="P12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9">2008</text:p>
            <text:p text:style-name="P19">-</text:p>
            <text:p text:style-name="P19">2009</text:p>
          </table:table-cell>
          <table:table-cell table:style-name="Tableau3.B1" office:value-type="string">
            <text:p text:style-name="P21">Master 2 : Modèles, Optimisation, Programmation et Services. </text:p>
            <text:p text:style-name="P23"><text:span text:style-name="T20">Université d’Evry-Val-d’Essonne, France</text:span><text:span text:style-name="T21">.</text:span><text:span text:style-name="T22"> <text:s/></text:span><text:s text:c="3"/></text:p>
            <text:p text:style-name="P6">Majeurs: Optimisation, Apprentissage automatique, Recherche opérationnelle.</text:p>
            <text:p text:style-name="P6">Mineurs: systèmes distribués<text:span text:style-name="T37">, programmation linéaire.</text:span></text:p>
          </table:table-cell>
        </table:table-row>
        <table:table-row>
          <table:table-cell table:style-name="Tableau3.A1" office:value-type="string">
            <text:p text:style-name="P19">2006</text:p>
            <text:p text:style-name="P19">-</text:p>
            <text:p text:style-name="P19">2008</text:p>
          </table:table-cell>
          <table:table-cell table:style-name="Tableau3.B1" office:value-type="string">
            <text:p text:style-name="P22"><text:span text:style-name="T1">Maîtrise en Informatiques : Génie Logiciel et Programmation.</text:span><text:span text:style-name="T2"> </text:span></text:p>
            <text:p text:style-name="P24"><text:span text:style-name="T26">Université de Carthage, Tunisie.</text:span><text:span text:style-name="T26"> </text:span><text:span text:style-name="T27"><text:s/></text:span></text:p>
            <text:p text:style-name="P28">Avec mention bien <text:span text:style-name="T39">(3</text:span><text:span text:style-name="T36">ème</text:span><text:span text:style-name="T39">/64)</text:span>.</text:p>
            <text:p text:style-name="P6">Majeurs: Ateliers de génie logiciel. Mineurs: Architecture des systèmes <text:span text:style-name="T37">d'exploitation.</text:span></text:p>
          </table:table-cell>
        </table:table-row>
        <table:table-row table:style-name="Tableau3.3">
          <table:table-cell table:style-name="Tableau3.A1" office:value-type="string">
            <text:p text:style-name="P19">2003 <text:s text:c="3"/>-</text:p>
            <text:p text:style-name="P19">2006</text:p>
          </table:table-cell>
          <table:table-cell table:style-name="Tableau3.B1" office:value-type="string">
            <text:p text:style-name="P21">DEUPC en Mathématiques et Sciences Informatiques.</text:p>
            <text:p text:style-name="P24"><text:span text:style-name="T26">Université de Carthage, Tunisie.</text:span><text:span text:style-name="T26"> </text:span><text:span text:style-name="T27"><text:s/></text:span></text:p>
            <text:p text:style-name="P6">Majeurs: Sciences informatiques, Mathématiques. Mineurs: Physiques, Statistiques<text:span text:style-name="T37">.</text:span></text:p>
          </table:table-cell>
        </table:table-row>
        <table:table-row table:style-name="Tableau3.3">
          <table:table-cell table:style-name="Tableau3.A4" office:value-type="float" office:value="2003">
            <text:p text:style-name="P19">2003</text:p>
          </table:table-cell>
          <table:table-cell table:style-name="Tableau3.B1" office:value-type="string">
            <text:p text:style-name="P21">Baccalauréat scientifique : Mathématiques.</text:p>
          </table:table-cell>
        </table:table-row>
      </table:table>
      <text:p text:style-name="P16"><text:soft-page-break/></text:p>
      <text:p text:style-name="P16"/>
      <text:p text:style-name="P16"><text:s text:c="61"/>Compétences Spécifiques</text:p>
      <text:p text:style-name="P25"/>
      <text:p text:style-name="Standard"><text:span text:style-name="T6"><text:tab/><text:tab/></text:span><text:span text:style-name="T13">Programmation:</text:span><text:span text:style-name="T41"> </text:span><text:span text:style-name="T32">C/C++(Expert), Java(Familier), Cuda(base).</text:span></text:p>
      <text:p text:style-name="P10"><text:span text:style-name="T19"><text:tab/><text:tab/></text:span><text:span text:style-name="T16">API:</text:span><text:span text:style-name="T34"> JNI, SWING. </text:span></text:p>
      <text:p text:style-name="P10"><text:span text:style-name="T18"><text:tab/><text:tab/></text:span><text:span text:style-name="T16">IDE:</text:span> <text:span text:style-name="T34">Vim, Eclipse, NetBeans.</text:span></text:p>
      <text:p text:style-name="Standard"><text:span text:style-name="T18"><text:tab/><text:tab/></text:span><text:span text:style-name="T13">Programmation linéaire:</text:span><text:span text:style-name="T25"> </text:span><text:span text:style-name="T33">GLPK, Visual Xpress 3</text:span><text:span text:style-name="T32">. <text:s text:c="3"/></text:span></text:p>
      <text:p text:style-name="Standard"><text:span text:style-name="T18"><text:tab/><text:tab/></text:span><text:span text:style-name="T16">Gestionnaires de Versions:</text:span> <text:span text:style-name="T32">CVS, SVN, GIT. <text:s/></text:span><text:s text:c="2"/></text:p>
      <text:p text:style-name="P10"><text:span text:style-name="T18"><text:tab/><text:tab/></text:span><text:span text:style-name="T16">Scripts:</text:span> <text:span text:style-name="T34">Shell, Sed, </text:span><text:span text:style-name="T38">Awk, O</text:span><text:span text:style-name="T34">ctave.</text:span><text:line-break/><text:tab/><text:tab/><text:span text:style-name="T16">Gestion de bases de données:</text:span> <text:span text:style-name="T34">Oracle, PL/SQL, MySQL.</text:span></text:p>
      <text:p text:style-name="P10"><text:span text:style-name="T18"><text:tab/><text:tab/></text:span><text:span text:style-name="T16">Systèmes d'exploitation:</text:span><text:span text:style-name="T25"> </text:span><text:span text:style-name="T35">MS Windows, Linux, MacOS.</text:span></text:p>
      <text:p text:style-name="P12"><text:s text:c="79"/>Formations</text:p>
      <text:p text:style-name="P13"/>
      <text:p text:style-name="Standard"><text:tab/><text:tab/><text:span text:style-name="T13">Avril 2011: École de printemps GRID'5000 (5 jours)</text:span></text:p>
      <text:p text:style-name="Standard"><text:span text:style-name="T17"><text:tab/> <text:s text:c="9"/></text:span><text:span text:style-name="T8">-</text:span><text:span text:style-name="T9"> </text:span><text:span text:style-name="T8">Clouds computing et déploiement d'environnements virtualisés.</text:span></text:p>
      <text:p text:style-name="Standard"><text:tab/><text:tab/><text:span text:style-name="T13">Avril 2011: Formation intensive à INRIA-Saclay (3 jours)</text:span></text:p>
      <text:p text:style-name="Standard"><text:span text:style-name="T5"><text:tab/> <text:s text:c="12"/></text:span><text:span text:style-name="T7"><text:s/></text:span><text:span text:style-name="T10">- Programmation GPGPU.</text:span></text:p>
      <text:p text:style-name="Standard"><text:span text:style-name="T5"><text:tab/><text:tab/></text:span><text:span text:style-name="T13">Janvier 2011: Formation intensive à INRIA-Rocquencourt (3 jours) </text:span></text:p>
      <text:p text:style-name="Standard"><text:tab/> <text:s text:c="11"/><text:span text:style-name="T8"><text:s/>- Programmation parallèle avec MPI.</text:span></text:p>
      <text:p text:style-name="P11"><text:tab/> <text:s text:c="11"/><text:span text:style-name="T11"><text:s/>- Programmation GPU avec Cuda.</text:span></text:p>
      <text:p text:style-name="Standard"><text:tab/><text:tab/><text:span text:style-name="T13">Avril 2010: École de printemps GRID'5000 (5 jours)<text:tab/><text:tab/><text:tab/><text:tab/><text:tab/><text:tab/><text:tab/><text:tab/> </text:span><text:span text:style-name="T14">-</text:span><text:span text:style-name="T13"> </text:span><text:span text:style-name="T8">Plan d'expériences et expérimentations grande échelle sur les grilles de calcul.</text:span></text:p>
      <text:p text:style-name="P8"/>
      <text:p text:style-name="P14"><text:s text:c="82"/>Réalisations</text:p>
      <text:p text:style-name="P14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float" office:value="2008">
            <text:p text:style-name="P18">2008</text:p>
          </table:table-cell>
          <table:table-cell table:style-name="Tableau4.B1" office:value-type="string">
            <text:p text:style-name="Standard"><text:span text:style-name="T3">ATM : </text:span>Simulateur de distributeur de Banque : Modélisation en <text:span text:style-name="T3">UML</text:span><text:span text:style-name="T27">, et implémentation en </text:span><text:span text:style-name="T3">C++</text:span><text:span text:style-name="T27">.</text:span></text:p>
          </table:table-cell>
        </table:table-row>
        <table:table-row table:style-name="Tableau4.1">
          <table:table-cell table:style-name="Tableau4.A1" office:value-type="float" office:value="2010">
            <text:p text:style-name="P18">2010</text:p>
          </table:table-cell>
          <table:table-cell table:style-name="Tableau4.B1" office:value-type="string">
            <text:p text:style-name="Standard"><text:span text:style-name="T4">Développements Libres : MoGoDroid</text:span>: <text:span text:style-name="T40">Application</text:span><text:span text:style-name="T8"> de Go pour la plateforme Android. Moteur en </text:span><text:span text:style-name="T9">C++</text:span><text:span text:style-name="T8">, Interface utilisateur en </text:span><text:span text:style-name="T9">Java</text:span><text:span text:style-name="T8"> et la communication utilisant </text:span><text:span text:style-name="T9">JNI </text:span><text:span text:style-name="T8">(en cours).</text:span></text:p>
          </table:table-cell>
        </table:table-row>
        <table:table-row table:style-name="Tableau4.1">
          <table:table-cell table:style-name="Tableau4.A3" office:value-type="string">
            <text:p text:style-name="P18">2009</text:p>
            <text:p text:style-name="P18"><text:s/>-</text:p>
            <text:p text:style-name="P18"><text:s/>2011</text:p>
          </table:table-cell>
          <table:table-cell table:style-name="Tableau4.B3" office:value-type="string">
            <text:p text:style-name="Standard"><text:span text:style-name="T4">MoGo:</text:span><text:span text:style-name="T29"> </text:span><text:span text:style-name="T8">Vainqueur de plusieurs compétitions et challenges internationaux. </text:span><text:span text:style-name="T23">http://www.lri.fr/~doghmen/mogo.html</text:span></text:p>
            <text:p text:style-name="P11"><text:span text:style-name="T11">Codé en </text:span><text:span text:style-name="T12">C++</text:span><text:span text:style-name="T11">, implémentant l'algorithme MCTS et des modules d'apprentissage/optimisation. <text:s text:c="31"/></text:span></text:p>
          </table:table-cell>
        </table:table-row>
        <table:table-row table:style-name="Tableau4.1">
          <table:table-cell table:style-name="Tableau4.A3" office:value-type="string">
            <text:p text:style-name="P18">2009</text:p>
            <text:p text:style-name="P18">-</text:p>
            <text:p text:style-name="P18">2011</text:p>
          </table:table-cell>
          <table:table-cell table:style-name="Tableau4.B1" office:value-type="string">
            <text:p text:style-name="P20"><text:span text:style-name="T4">Sélection de publications internationales</text:span>:</text:p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ext:p text:style-name="P9">- Continious Rapid Action Value Estimation. ACML, 2011.</text:p>
                  <text:p text:style-name="P9">- Adding Double Progressive Widening to Upper Confidence Tree to Cope with </text:p>
                  <text:p text:style-name="P9"><text:s text:c="2"/>Uncertainty in Planning Problems. EWRL, 2011. <text:s text:c="2"/></text:p>
                  <text:p text:style-name="P9">- Consistency Modifications for Automatically Tuned Monte-Carlo Tree Search. LION4, 2010.</text:p>
                  <text:p text:style-name="P9">- Scalability and Parallelization of Monte-Carlo Tree Search, ICCG 2010.</text:p>
                </table:table-cell>
              </table:table-row>
            </table:table>
          </table:table-cell>
        </table:table-row>
      </table:table>
      <text:p text:style-name="P15"/>
      <text:p text:style-name="P15"><text:s text:c="72"/>Langues et Intérêts</text:p>
      <text:p text:style-name="P7"><text:tab/><text:tab/></text:p>
      <text:p text:style-name="P7"><text:tab/><text:tab/>Langues</text:p>
      <text:p text:style-name="P8"><text:tab/><text:tab/>Français(courant), Anglais(TOEIC).</text:p>
      <text:p text:style-name="P7"/>
      <text:p text:style-name="P7"><text:tab/><text:tab/>Intérêts</text:p>
      <text:p text:style-name="Standard"><text:tab/><text:tab/>Développement libre (<text:span text:style-name="T43">https://github.com/haspeleo</text:span>), planche à voile et lecture.</text:p>
      <text:p text:style-name="Standard"><text:tab/><text:tab/>Membre fondateur et conseiller technique dans le club de spéléologie de Bizerte <text:tab/><text:tab/> <text:s text:c="7"/><text:tab/><text:tab/><text:tab/>(<text:span text:style-name="T43">http://www.speleobizerte.creajn.com</text:span>).</text:p>
      <text:p text:style-name="P8"><text:tab/><text:tab/>Diplôme en premiers secours et volontaire pour les compagnes de prévention routière.</text:p>
      <text:p text:style-name="P17"/>
      <text:p text:style-name="P17">Références disponibles sur deman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Courier 10 Pitch" svg:font-family="'Courier 10 Pitch'" style:font-pitch="fixed"/>
    <style:font-face style:name="LMTypewriterVarWd10" svg:font-family="LMTypewriterVarWd10" style:font-family-generic="modern" style:font-pitch="variable"/>
    <style:font-face style:name="Bitstream Charter" svg:font-family="'Bitstream Charter'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rebuchet MS" svg:font-family="'Trebuchet M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resse_20_2" style:display-name="Adresse 2" style:family="paragraph" style:parent-style-name="Standard">
      <style:paragraph-properties style:line-height-at-least="0.282cm" fo:text-align="justify" style:justify-single-word="false"/>
      <style:text-properties fo:font-size="7pt" style:font-size-asian="7pt"/>
    </style:style>
    <style:style style:name="Réussite" style:family="paragraph" style:parent-style-name="Text_20_body">
      <style:paragraph-properties fo:margin-left="0.432cm" fo:margin-right="0.432cm" fo:margin-top="0cm" fo:margin-bottom="0.106cm" fo:text-indent="-0.432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list-style-name="" style:class="text">
      <style:text-properties style:font-name="Times New Roman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847cm" fo:margin-bottom="0.947cm" fo:margin-left="1.012cm" fo:margin-right="1.0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2-16T21:42:35</meta:creation-date>
    <dc:date>2011-10-06T15:50:34</dc:date>
    <meta:editing-duration>PT86H07M09S</meta:editing-duration>
    <meta:editing-cycles>268</meta:editing-cycles>
    <meta:generator>OpenOffice.org/3.2$Linux OpenOffice.org_project/320m12$Build-9483</meta:generator>
    <meta:printed-by>hassen DOGHMEN</meta:printed-by>
    <meta:print-date>2011-09-27T10:39:06</meta:print-date>
    <dc:creator>doghmen </dc:creator>
    <meta:document-statistic meta:table-count="11" meta:image-count="0" meta:object-count="0" meta:page-count="2" meta:paragraph-count="111" meta:word-count="663" meta:character-count="5466"/>
    <meta:user-defined meta:name="Info 1"/>
    <meta:user-defined meta:name="Info 2"/>
    <meta:user-defined meta:name="Info 3"/>
    <meta:user-defined meta:name="Info 4"/>
  </office:meta>
</office:document-meta>
</file>